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4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5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8" draw:id="id8" draw:layer="layout" svg:width="3.81cm" svg:height="3.937cm" svg:x="15.86cm" svg:y="12.812cm">
          <text:p text:style-name="P1">Display</text:p>
          <text:p text:style-name="P1">Manager</text:p>
          <text:p text:style-name="P1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7" draw:id="id7" draw:layer="layout" svg:width="3.302cm" svg:height="3.937cm" svg:x="9.256cm" svg:y="12.812cm">
          <text:p text:style-name="P1">Nios</text:p>
          <text:p text:style-name="P1">µC/OSII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898cm" svg:y1="18.196cm" svg:x2="10.907cm" svg:y2="16.749cm" draw:start-shape="id6" draw:start-glue-point="4" draw:end-shape="id7" draw:end-glue-point="2" svg:d="M10898 18196v-724h9v-723" svg:viewBox="0 0 10 1448">
          <text:p/>
        </draw:connector>
        <draw:connector draw:style-name="gr7" draw:text-style-name="P3" draw:layer="layout" svg:x1="17.765cm" svg:y1="16.749cm" svg:x2="17.762cm" svg:y2="18.196cm" draw:start-shape="id8" draw:start-glue-point="2" draw:end-shape="id6" draw:end-glue-point="5" svg:d="M17765 16749v723h-3v724" svg:viewBox="0 0 4 1448">
          <text:p/>
        </draw:connector>
        <draw:custom-shape draw:style-name="gr13" draw:text-style-name="P3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7" draw:layer="layout" svg:width="1.471cm" svg:height="0.988cm" svg:x="13.499cm" svg:y="11.287cm">
          <draw:text-box>
            <text:p>SPI</text:p>
          </draw:text-box>
        </draw:frame>
        <draw:connector draw:style-name="gr14" draw:text-style-name="P3" draw:layer="layout" svg:x1="10.907cm" svg:y1="12.812cm" svg:x2="10.906cm" svg:y2="11.16cm" draw:start-shape="id7" draw:start-glue-point="0" draw:end-shape="id3" draw:end-glue-point="6" svg:d="M10907 12812v-826h-1v-826" svg:viewBox="0 0 2 1653">
          <text:p/>
        </draw:connector>
        <draw:connector draw:style-name="gr14" draw:text-style-name="P3" draw:layer="layout" svg:x1="17.764cm" svg:y1="11.16cm" svg:x2="17.765cm" svg:y2="12.812cm" draw:start-shape="id3" draw:start-glue-point="7" draw:end-shape="id8" draw:end-glue-point="0" svg:d="M17764 11160v826h1v826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31:04.785204958</dc:date>
    <meta:editing-duration>PT20M34S</meta:editing-duration>
    <meta:editing-cycles>10</meta:editing-cycles>
    <meta:generator>LibreOffice/5.3.2.2$Linux_X86_64 LibreOffice_project/30m0$Build-2</meta:generator>
    <meta:document-statistic meta:object-count="22"/>
  </office:meta>
</office:document-meta>
</file>